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05">
            <text:p>05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6">
            <text:p>06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7">
            <text:p>07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8">
            <text:p>08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10">
            <text:p>1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 table:number-rows-repeated="3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4" table:formula="of:=SUM([.B2:.B63])" office:value-type="float" office:value="107.75">
            <text:p>107,7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0">10.08.2020</text:date>, <text:time>21:3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8M4S</meta:editing-duration>
    <meta:editing-cycles>30</meta:editing-cycles>
    <meta:generator>OpenOffice/4.1.7$Win32 OpenOffice.org_project/417m1$Build-9800</meta:generator>
    <dc:date>2020-08-10T21:38:56.86</dc:date>
    <dc:creator>Coco </dc:creator>
    <meta:document-statistic meta:table-count="3" meta:cell-count="121" meta:object-count="0"/>
    <meta:user-defined meta:name="Info 1"/>
    <meta:user-defined meta:name="Info 2"/>
    <meta:user-defined meta:name="Info 3"/>
    <meta:user-defined meta:name="Info 4"/>
  </office:meta>
</office:document-meta>
</file>